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able des Matières ▼ SuperColliderBrowseSearchIndexes<text:line-break/>SuperColliderBrowseSearchIndexes ▼<text:line-break/>Tutoriels / Mise en route | Tutoriels &gt; Mise en route<text:line-break/>15. Séquencement avec les routines et les tâches<text:line-break/>Démarrer avec SuperCollider<text:line-break/>Voir aussi : 00. Premiers pas avec SC<text:line-break/>Lorsque vous planifiez une fonction (comme dans le tutoriel Planification d'événements), la fonction commence toujours au début et s'exécute jusqu'à la fin. Pour le séquençage, il est plus utile d'avoir une structure de contrôle qui peut s'exécuter en partie, renvoyer une valeur, puis reprendre là où elle s'est arrêtée la prochaine fois qu'on en a besoin. Dans SuperCollider, il s'agit d'une routine.<text:line-break/><text:line-break/>Les routines peuvent être utilisées pour le traitement des données, par exemple<text:line-break/>(<text:line-break/>r = Routine({<text:line-break/> <text:s text:c="3"/>"abcde".yield ;<text:line-break/> <text:s text:c="3"/>"fghij".yield ;<text:line-break/> <text:s text:c="3"/>"klmno".yield ;<text:line-break/> <text:s text:c="3"/>"pqrst".yield ;<text:line-break/> <text:s text:c="3"/>"uvwxy".yield ;<text:line-break/> <text:s text:c="3"/>"z{|}~".yield ;<text:line-break/>}) ;<text:line-break/>)<text:line-break/><text:line-break/>r.next ; // obtient la valeur suivante de la routine<text:line-break/>6.do({ r.next.postln }) ;<text:line-break/>La première fois que vous appelez next, la routine produit "abcde". Cette valeur devient le résultat de r.next et est imprimée dans la fenêtre post. Lors du deuxième appel à next, l'exécution reprend juste après le premier résultat et continue avec la deuxième chaîne, et ainsi de suite. Lorsqu'il n'y a plus rien à produire, r.next renvoie nil.<text:line-break/><text:line-break/>Nous reviendrons sur l'utilisation des routines pour la génération de données. Ce qui est plus important pour le séquençage, c'est ce qui se passe lorsque vous programmez une routine sur une horloge et que la routine renvoie des valeurs temporelles.<text:line-break/><text:line-break/>Programmation de routines<text:line-break/>Rappelez-vous que, lorsque vous programmez une fonction sur une horloge, les nombres renvoyés par la fonction sont traités comme des valeurs temporelles - en particulier, le temps qui s'écoule avant que la fonction ne s'exécute à nouveau. Il en va de même pour les nombres renvoyés par une routine.<text:line-break/>(<text:line-break/>r = Routine({<text:line-break/> <text:s text:c="3"/>var delta ;<text:line-break/> <text:s text:c="3"/>boucle {<text:line-break/> <text:s text:c="7"/>delta = rrand(1, 3) * 0.5 ;<text:line-break/> <text:s text:c="7"/>"attendra ".post ; delta.postln ;<text:line-break/> <text:s text:c="7"/>delta.yield ;<text:line-break/> <text:s text:c="3"/>}<text:line-break/>}) ;<text:line-break/>)<text:line-break/><text:line-break/>r.next ;<text:line-break/><text:line-break/><text:soft-page-break/>TempoClock.default.sched(0, r) ;<text:line-break/><text:line-break/>r.stop ;<text:line-break/>Remplaçons maintenant les instructions d'écriture par des instructions permettant de jouer sur un synthétiseur. Préparation :<text:line-break/>(<text:line-break/>SynthDef(\singrain, { |freq = 440, amp = 0.2, sustain = 1, out|<text:line-break/> <text:s text:c="3"/>var sig ;<text:line-break/> <text:s text:c="3"/>sig = SinOsc.ar(freq, 0, amp) * EnvGen.kr(Env.perc(0.01, sustain), doneAction : Done.freeSelf) ;<text:line-break/> <text:s text:c="3"/>Out.ar(out, sig ! 2) ; // sig ! 2 est identique à [sig, sig]<text:line-break/>}).add ;<text:line-break/><text:line-break/>r = Routine({<text:line-break/> <text:s text:c="3"/>var delta ;<text:line-break/> <text:s text:c="3"/>boucle {<text:line-break/> <text:s text:c="7"/>delta = rrand(1, 3) * 0.5 ;<text:line-break/> <text:s text:c="7"/>Synth(\singrain, [freq : exprand(200, 800), amp : rrand(0.1, 0.5), sustain : delta * 0.8]) ;<text:line-break/> <text:s text:c="7"/>delta.yield ;<text:line-break/> <text:s text:c="3"/>}<text:line-break/>}) ;<text:line-break/>)<text:line-break/>La programmation d'une routine a un certain sens, mais la lecture d'une routine semble plus intuitive.<text:line-break/>r.play ;<text:line-break/><text:line-break/>r.stop ;<text:line-break/>Et voilà, notre première séquence.<text:line-break/><text:line-break/>Pause et reprise : Tâche<text:line-break/>Les routines ont une petite caractéristique collante qui peut limiter leur utilité en tant qu'objets musicaux. Une fois que vous avez arrêté une routine, vous ne pouvez la reprendre qu'à partir du début. Il n'y a aucun moyen de rejouer la routine à partir du point où elle a été arrêtée.<text:line-break/><text:line-break/>La tâche est une variation qui peut être interrompue et reprise à volonté. Par exemple, itérons sur une gamme de do majeur. Notez que toutes les structures de contrôle de SuperCollider sont valables à l'intérieur d'une routine ou d'une tâche. Notez également que nous pouvons utiliser 'wait' comme synonyme de 'yield'.<text:line-break/>(<text:line-break/>t = Task({<text:line-break/> <text:s text:c="3"/>boucle {<text:line-break/> <text:s text:c="7"/>[60, 62, 64, 65, 67, 69, 71, 72].do({ |midi|<text:line-break/> <text:s text:c="11"/>Synth(\singrain, [freq : midi.midicps, amp : 0.2, sustain : 0.1]) ;<text:line-break/> <text:s text:c="11"/>0.125.wait ;<text:line-break/> <text:s text:c="7"/>}) ;<text:line-break/> <text:s text:c="3"/>}<text:line-break/>}).play ;<text:line-break/>)<text:line-break/><text:line-break/>// s'arrête probablement au milieu de la gamme<text:line-break/>t.stop ;<text:line-break/><text:line-break/>t.play ; // devrait reprendre avec la note suivante<text:line-break/><text:soft-page-break/><text:line-break/>t.stop ;<text:line-break/>La tâche sera utilisée pour le reste de ce tutoriel.<text:line-break/><text:line-break/>Quand voulez-vous commencer ?<text:line-break/>Par défaut, la lecture appliquée à une tâche démarre cette dernière immédiatement. La plupart du temps, plusieurs tâches s'exécutent simultanément et doivent être synchronisées. Bien qu'il existe peut-être un virtuose capable d'appuyer sur la touche Entrée au bon moment pour une synchronisation précise, la plupart d'entre nous préféreraient un mécanisme plus fiable.<text:line-break/><text:line-break/>Play prend plusieurs arguments pour contrôler son comportement.<text:line-break/>aRoutine.play(clock, quant)<text:line-break/>aTask.play(argClock, doReset, quant)<text:line-break/>clock (Routine) ou argClock (Task)<text:line-break/>Quelle horloge doit gérer l'ordonnancement de cette séquence<text:line-break/>doReset (tâche uniquement)<text:line-break/>Si vrai, réinitialise la séquence au début avant de la jouer ; si faux (par défaut), la reprend<text:line-break/>quant<text:line-break/>Spécification de l'heure exacte de début de la séquence<text:line-break/>L'argument quant utilise un modèle de base de deux nombres, qui peut être relié au concept occidental de mètre :<text:line-break/><text:line-break/>quant : Correspond à peu près à la longueur de la mesure ; le temps actuel est arrondi au multiple supérieur de ce nombre phase : Position dans la mesure (0 = début de la mesure)<text:line-break/><text:line-break/>Par commodité, si vous voulez simplement commencer au début de la mesure, vous pouvez donner la longueur de la mesure sous la forme d'un nombre. Un tableau de deux nombres indique à SuperCollider la longueur de la barre et la phase.<text:line-break/><text:line-break/>Pour voir comment cela fonctionne en pratique, prenons la gamme de do majeur ci-dessus et jouons-en deux copies légèrement décalées. Nous ralentirons le rythme à la double croche (0,25) et commencerons la seconde croche dans la mesure. Pour ce faire, nous aurons besoin de deux tâches, qui seront fabriquées dans une fonction.<text:line-break/>(<text:line-break/>f = {<text:line-break/> <text:s text:c="3"/>Task({<text:line-break/> <text:s text:c="7"/>loop {<text:line-break/> <text:s text:c="11"/>[60, 62, 64, 65, 67, 69, 71, 72].do({ |midi|<text:line-break/> <text:s text:c="15"/>Synth(\singrain, [freq : midi.midicps, amp : 0.2, sustain : 0.1]) ;<text:line-break/> <text:s text:c="15"/>0.25.wait ;<text:line-break/> <text:s text:c="11"/>}) ;<text:line-break/> <text:s text:c="7"/>}<text:line-break/> <text:s text:c="3"/>}) ;<text:line-break/>} ;<text:line-break/>)<text:line-break/><text:line-break/>t = f.value.play(quant : 4) ; // démarre sur la prochaine frontière à 4 temps<text:line-break/><text:line-break/>u = f.value.play(quant : [4, 0.5]) ; // frontière suivante à 4 temps + un demi temps<text:line-break/><text:line-break/>t.stop ; u.stop ;<text:line-break/>Utilisation de routines de données dans le séquençage des notes<text:line-break/><text:soft-page-break/>L'exemple précédent contrôle la génération d'un paramètre (hauteur) en bouclant sur un tableau à l'intérieur de la tâche. Que se passe-t-il si vous souhaitez contrôler plusieurs paramètres ?<text:line-break/><text:line-break/>N'oubliez pas que les routines peuvent également générer des données, en plus de leurs capacités de programmation. Vous pouvez faire référence à autant de routines de données que vous le souhaitez dans votre séquence.<text:line-break/>(<text:line-break/>var midi, dur ;<text:line-break/>midi = Routine({<text:line-break/> <text:s text:c="3"/>[60, 72, 71, 67, 69, 71, 72, 60, 69, 67].do({ |midi| midi.yield }) ;<text:line-break/>}) ;<text:line-break/>dur = Routine({<text:line-break/> <text:s text:c="3"/>[2, 2, 1, 0.5, 0.5, 1, 1, 2, 2, 3].do({ |dur| dur.yield }) ;<text:line-break/>}) ;<text:line-break/><text:line-break/>SynthDef(\smooth, { |freq = 440, sustain = 1, amp = 0.5, out|<text:line-break/> <text:s text:c="3"/>var sig ;<text:line-break/> <text:s text:c="3"/>sig = SinOsc.ar(freq, 0, amp) * EnvGen.kr(Env.linen(0.05, sustain, 0.1), doneAction : Done.freeSelf) ;<text:line-break/> <text:s text:c="3"/>Out.ar(out, sig ! 2)<text:line-break/>}).add ;<text:line-break/><text:line-break/>r = Task({<text:line-break/> <text:s text:c="3"/>var delta ;<text:line-break/> <text:s text:c="3"/>while {<text:line-break/> <text:s text:c="7"/>delta = dur.next ;<text:line-break/> <text:s text:c="7"/>delta.notNil<text:line-break/> <text:s text:c="3"/>} {<text:line-break/> <text:s text:c="7"/>Synth(\smooth, [freq : midi.next.midicps, sustain : delta]) ;<text:line-break/> <text:s text:c="7"/>delta.yield ;<text:line-break/> <text:s text:c="3"/>}<text:line-break/>}).play(quant : TempoClock.default.beats + 1.0) ;<text:line-break/>)<text:line-break/>Notez que les routines sont utilisées pour les données, mais que la tâche est utilisée pour la lecture. De plus, contrairement aux séquences infinies précédentes, celle-ci s'arrête lorsqu'il n'y a plus de données. C'est l'objectif de la boucle while - elle ne continue que tant que le flux de données "dur" continue à fournir des valeurs. (Voir le fichier d'aide des structures de contrôle pour plus d'informations sur la boucle while).<text:line-break/><text:line-break/>Il doit y avoir un moyen plus simple d'écrire les flux de données - écrire de façon répétée la même boucle do est certainement peu pratique. En fait, il existe une telle méthode, abordée dans le prochain tutoriel : le séquençage avec des motifs.<text:line-break/><text:line-break/>(Ici, nous utilisons quant simplement pour retarder le début de la tâche d'un temps. C'est parce qu'il faut un certain temps pour que le synthdef soit prêt à être utilisé sur le serveur. Sans cela, la première note ne serait pas entendue).<text:line-break/><text:line-break/>Note sur la messagerie et la synchronisation du serveur<text:line-break/>L'utilisation de Synth comme dans les exemples précédents peut entraîner des imprécisions de timing minimes mais parfois perceptibles. En effet, la transmission des messages OSC de votre code au serveur prend peu de temps et ce temps n'est pas toujours constant. SuperCollider résout ce problème en vous donnant la possibilité d'envoyer le message avec un horodatage indiquant au <text:soft-page-break/>serveur le moment exact où le message doit prendre effet. Une valeur de latence est utilisée pour calculer l'horodatage.<text:line-break/><text:line-break/>Le temps de latence s'ajoute à l'heure actuelle de l'horloge. Si tous les messages sont envoyés avec la même valeur de latence, leur timing sera précis les uns par rapport aux autres et par rapport à l'horloge. Le fichier d'aide de l'ordonnancement et de la synchronisation du serveur explique plus en détail comment cela fonctionne, mais vous n'avez pas besoin de tout savoir pour l'utiliser. L'essentiel est d'utiliser une valeur de latence faible et cohérente pour une synchronisation parfaite. (Un objet Serveur possède une variable de latence que vous pouvez utiliser pour la cohérence).<text:line-break/><text:line-break/>Voici un exemple illustrant les types d'imprécisions que vous pourriez entendre. L'imprécision peut être plus ou moins visible sur différents systèmes. Il utilise le SynthDef \singrain ci-dessus et joue 10 notes par seconde.<text:line-break/>(<text:line-break/>t = Task({<text:line-break/> <text:s text:c="3"/>loop {<text:line-break/> <text:s text:c="7"/>Synth(\singrain, [freq : exprand(400, 1200), sustain : 0.08]) ;<text:line-break/> <text:s text:c="7"/>0.1.wait ;<text:line-break/> <text:s text:c="3"/>}<text:line-break/>}).play ;<text:line-break/>)<text:line-break/><text:line-break/>t.stop ;<text:line-break/>La façon la plus simple d'ajouter de la latence à vos Synths sortants est d'utiliser la méthode makeBundle du serveur. Ne vous préoccupez pas de son fonctionnement pour l'instant -- l'important est qu'elle utilise la première valeur pour la latence, et qu'elle exécute les messages produits par la fonction en fonction de cette latence.<text:line-break/>(<text:line-break/>t = Task({<text:line-break/> <text:s text:c="3"/>loop {<text:line-break/> <text:s text:c="7"/>s.makeBundle(s.latency, {<text:line-break/> <text:s text:c="11"/>Synth(\singrain, [freq : exprand(400, 1200), sustain : 0.08]) ;<text:line-break/> <text:s text:c="7"/>}) ;<text:line-break/> <text:s text:c="7"/>0.1.wait ;<text:line-break/> <text:s text:c="3"/>}<text:line-break/>}).play ;<text:line-break/>)<text:line-break/><text:line-break/>t.stop ;<text:line-break/>Voir aussi :<text:line-break/><text:line-break/>Routine, Tâche, Quant, Ordonnancement et synchronisation du serveur, Messages groupés du serveur<text:line-break/><text:line-break/>Exercice suggéré<text:line-break/>Créer un SynthDef plus intéressant pour remplacer le SynthDef lisse. Utilisez plus d'arguments pour une plus grande variabilité. Modifiez ensuite les flux de données dans l'exemple "Over the Rainbow" et ajoutez de nouveaux flux de données pour jouer un air différent, de manière plus expressive.<text:line-break/><text:line-break/>____________________<text:line-break/><text:line-break/><text:soft-page-break/>Ce document fait partie du tutoriel "Getting Started With SuperCollider".<text:line-break/><text:line-break/>Cliquez ici pour passer à la section suivante : 16. Séquencer avec des motifs<text:line-break/><text:line-break/>Cliquez ici pour revenir à la table des matières : 00. Premiers pas avec SC<text:line-break/><text:line-break/>Source du fichier d'aide : C:\NProgram Files\NSuperCollider-3.13.0\NHelpSource\NTutorials\NGetting-Started\N15-Sequencing-with-Routines-and-Tasks.schelp<text:line-break/>link::Tutorials/Getting-Started/15-Sequencing-with-Routines-and-Tasks: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13T22:58:06.532000000</meta:creation-date>
    <dc:date>2023-12-13T22:58:56.272000000</dc:date>
    <meta:editing-duration>PT50S</meta:editing-duration>
    <meta:editing-cycles>1</meta:editing-cycles>
    <meta:document-statistic meta:table-count="0" meta:image-count="0" meta:object-count="0" meta:page-count="6" meta:paragraph-count="1" meta:word-count="1723" meta:character-count="10989" meta:non-whitespace-character-count="8856"/>
    <meta:generator>LibreOffice/7.6.2.1$Windows_X86_64 LibreOffice_project/56f7684011345957bbf33a7ee678afaf4d2ba333</meta:generator>
  </office:meta>
</office:document-meta>
</file>